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08af7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1d15bc" officeooo:paragraph-rsid="001efe2e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1d15bc" officeooo:paragraph-rsid="00208af7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208af7" officeooo:paragraph-rsid="00208af7" style:font-size-asian="12.25pt" style:font-size-complex="14pt"/>
    </style:style>
    <style:style style:name="T1" style:family="text">
      <style:text-properties officeooo:rsid="001efe2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itHub pages</text:h>
      <text:p text:style-name="P5">O github pages é um serviço gratuito do github que hospeda uma site na internet. Suas opções são limitadas a HTML, CSS e JavaScript</text:p>
      <text:p text:style-name="P4">_____________________________________________________________________</text:p>
      <text:p text:style-name="P3">No repositório: <text:s/><text:span text:style-name="T1">Clique em “Settings” - Na esquerda clique em “Pages” - Na aba “Branch” escolha a opção “main” - Do lado escolha a opção “/ (root)” - <text:s/>Clique em “Save” - Na aba “Theme Chooser” clique em “Choose a theme” - Escolha um tema - Clique em “Select theme”.</text:span></text:p>
      <text:p text:style-name="P3">_____________________________________________________________________</text:p>
      <text:p text:style-name="P5"><text:span text:style-name="T2">Obs:</text:span> <text:s/>Depois de um push, demora aproximadamente 30s a 1min pra ele aparecer no site publicado.</text:p>
      <text:p text:style-name="P4">_____________________________________________________________________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1:53:23.494619059</meta:creation-date>
    <dc:date>2022-08-21T17:22:02.651714204</dc:date>
    <meta:editing-duration>PT6M56S</meta:editing-duration>
    <meta:editing-cycles>1</meta:editing-cycles>
    <meta:document-statistic meta:table-count="0" meta:image-count="0" meta:object-count="0" meta:page-count="1" meta:paragraph-count="7" meta:word-count="95" meta:character-count="709" meta:non-whitespace-character-count="618"/>
    <meta:generator>LibreOffice/7.3.5.2$Linux_X86_64 LibreOffice_project/30$Build-2</meta:generator>
  </office:meta>
</office:document-meta>
</file>